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Änderungen am Pflichtenheft nach Abgabe mit Erklärung </text:p>
      <text:p text:style-name="P2"/>
      <text:p text:style-name="P2"/>
      <text:p text:style-name="P2">1 Änderungen an den Tests </text:p>
      <text:p text:style-name="P2"/>
      <text:p text:style-name="P2">Beim Test 08 wurde aus dem Drucken einer Rechnung das generieren einer PDF-Datei mit der Rechnung.</text:p>
      <text:p text:style-name="P2"/>
      <text:p text:style-name="P2">Dies wurde nach Absprache mit meinem Betreuer Herr Schuler gemacht da das Programm später auf einem Server laufen soll und deshalb keine Rechnung Ausdrucken muss.</text:p>
      <text:p text:style-name="P2"/>
      <text:p text:style-name="P2">2 Änderungen am DB-Entwurf</text:p>
      <text:p text:style-name="P2"/>
      <text:p text:style-name="P2">Hier wurde aus der Beziehung zwischen Belägen und Verkaufte Ware aus einer N zu M eine 1 zu 1 Beziehung.</text:p>
      <text:p text:style-name="P2"/>
      <text:p text:style-name="P2">Die Erklärung hier für ist das eine Verkaufte Ware immer nur genau eine Belag zu geordnet ist Gleichzeitig. </text:p>
      <text:p text:style-name="P2"/>
      <text:p text:style-name="P2">Eine weitere Beziehung wurde komplett gelöscht nämlich die Beziehung zwischen Kunden und Beläge.</text:p>
      <text:p text:style-name="P2"/>
      <text:p text:style-name="P2">Die Beziehung wurde gelöscht da Sie kein Sinn gemacht hat. Den wenn man darüber nachdenkt interessiert sich kein Tischtennis Shop dafür welcher Belag zuletzt von wem gekauft wurde sie interferiert nur die Absatz Zahlen des Belages und der Kunde kann ja schon auf seiner Rechnung nach vollziehen welche Beläge er gekauft 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ühlbach Michael</meta:initial-creator>
    <meta:creation-date>2021-05-30T13:10:29.35</meta:creation-date>
    <meta:document-statistic meta:table-count="0" meta:image-count="0" meta:object-count="0" meta:page-count="1" meta:paragraph-count="9" meta:word-count="160" meta:character-count="998"/>
    <dc:date>2021-05-30T13:22:52.28</dc:date>
    <dc:creator>Mühlbach Michael</dc:creator>
    <meta:editing-duration>PT12M23S</meta:editing-duration>
    <meta:editing-cycles>1</meta:editing-cycles>
    <meta:generator>OpenOffice/4.1.7$Win32 OpenOffice.org_project/417m1$Build-9800</meta:generator>
  </office:meta>
</office:document-meta>
</file>